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1000003B44A03B1EEAF6FB54C.png" manifest:media-type="image/png"/>
  <manifest:file-entry manifest:full-path="Pictures/10000000000002BE0000036B26843E9CE425921B.png" manifest:media-type="image/png"/>
  <manifest:file-entry manifest:full-path="Pictures/1000020100000201000002D36C7FA0DA41266451.png" manifest:media-type="image/png"/>
  <manifest:file-entry manifest:full-path="Pictures/1000020100000201000002D39035904D36DB5D51.png" manifest:media-type="image/png"/>
  <manifest:file-entry manifest:full-path="Pictures/10000000000002CB000003657024ED6DAF55354F.png" manifest:media-type="image/png"/>
  <manifest:file-entry manifest:full-path="Pictures/100002010000029B000003735E5C64354334101F.png" manifest:media-type="image/png"/>
  <manifest:file-entry manifest:full-path="Pictures/1000000000000661000003B48F1525E22A641FE0.png" manifest:media-type="image/png"/>
  <manifest:file-entry manifest:full-path="Pictures/10000000000002D0000003AF55C79BC7B802E95D.png" manifest:media-type="image/png"/>
  <manifest:file-entry manifest:full-path="Pictures/100000000000052E000003FBFD421AE33F6EE4BA.png" manifest:media-type="image/png"/>
  <manifest:file-entry manifest:full-path="Pictures/1000020100000201000002D397C5A0C424A47F6A.png" manifest:media-type="image/png"/>
  <manifest:file-entry manifest:full-path="Pictures/1000000000000661000003B4279ADDA68715FE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2.179cm" svg:x="1.201cm" svg:y="3.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<text:span text:style-name="T1">command line</text:span></text:p>
                <text:p><text:span text:style-name="T1"/></text:p>
              </text:list-item>
              <text:list-item>
                <text:p><text:span text:style-name="T1">html, cs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33.68cm" svg:height="19.552cm" svg:x="-2.6cm" svg:y="0cm">
          <draw:image xlink:href="Pictures/1000000000000661000003B48F1525E22A641FE0.png" xlink:type="simple" xlink:show="embed" xlink:actuate="onLoad">
            <text:p text:style-name="P2"><text:s/></text:p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3" draw:layer="layout" svg:width="16.847cm" svg:height="21cm" draw:transform="skewX (-0.000872664625997165) translate (8.335cm 0cm)">
          <draw:image xlink:href="Pictures/10000000000002BE0000036B26843E9CE4259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12.297cm" svg:height="12.179cm" svg:x="1.4cm" svg:y="4.914cm" presentation:class="outline" presentation:placeholder="true">
          <draw:text-box/>
        </draw:frame>
        <draw:frame presentation:style-name="pr1" draw:layer="layout" svg:width="12.297cm" svg:height="12.179cm" svg:x="14.313cm" svg:y="4.914cm" presentation:class="outline" presentation:placeholder="true">
          <draw:text-box/>
        </draw:frame>
        <draw:frame draw:style-name="gr3" draw:text-style-name="P3" draw:layer="layout" svg:width="15.874cm" svg:height="21.016cm" svg:x="0cm" svg:y="0.016cm">
          <draw:image xlink:href="Pictures/100002010000029B000003735E5C64354334101F.png" xlink:type="simple" xlink:show="embed" xlink:actuate="onLoad">
            <text:p/>
          </draw:image>
        </draw:frame>
        <draw:frame draw:style-name="gr3" draw:text-style-name="P3" draw:layer="layout" svg:width="14.9cm" svg:height="21cm" svg:x="13cm" svg:y="0cm">
          <draw:image xlink:href="Pictures/1000020100000201000002D36C7FA0DA41266451.png" xlink:type="simple" xlink:show="embed" xlink:actuate="onLoad">
            <text:p/>
          </draw:image>
        </draw:frame>
        <draw:frame draw:style-name="gr3" draw:text-style-name="P3" draw:layer="layout" svg:width="16.033cm" svg:height="20.999cm" svg:x="0cm" svg:y="0.033cm">
          <draw:image xlink:href="Pictures/10000000000002D0000003AF55C79BC7B802E95D.png" xlink:type="simple" xlink:show="embed" xlink:actuate="onLoad">
            <text:p/>
          </draw:image>
        </draw:frame>
        <draw:frame draw:style-name="gr3" draw:text-style-name="P3" draw:layer="layout" svg:width="14.9cm" svg:height="21cm" svg:x="13.2cm" svg:y="0.2cm">
          <draw:image xlink:href="Pictures/1000020100000201000002D397C5A0C424A47F6A.png" xlink:type="simple" xlink:show="embed" xlink:actuate="onLoad">
            <text:p/>
          </draw:image>
        </draw:frame>
        <draw:frame draw:style-name="gr3" draw:text-style-name="P3" draw:layer="layout" svg:width="17.277cm" svg:height="20.999cm" svg:x="-0.077cm" svg:y="0.034cm">
          <draw:image xlink:href="Pictures/10000000000002CB000003657024ED6DAF55354F.png" xlink:type="simple" xlink:show="embed" xlink:actuate="onLoad">
            <text:p/>
          </draw:image>
        </draw:frame>
        <draw:frame draw:style-name="gr3" draw:text-style-name="P3" draw:layer="layout" svg:width="14.9cm" svg:height="21cm" svg:x="13.2cm" svg:y="0.2cm">
          <draw:image xlink:href="Pictures/1000020100000201000002D39035904D36DB5D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33.68cm" svg:height="19.552cm" svg:x="-2.6cm" svg:y="0cm">
          <draw:image xlink:href="Pictures/1000000000000661000003B4279ADDA68715FEB6.png" xlink:type="simple" xlink:show="embed" xlink:actuate="onLoad">
            <text:p text:style-name="P2"><text:s/></text:p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3" draw:layer="layout" svg:width="27.726cm" svg:height="21.307cm" svg:x="0.074cm" svg:y="-0.154cm">
          <draw:image xlink:href="Pictures/100000000000052E000003FBFD421AE33F6EE4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3" draw:layer="layout" svg:width="33.68cm" svg:height="19.552cm" svg:x="-2.6cm" svg:y="0cm">
          <draw:image xlink:href="Pictures/1000000000000661000003B44A03B1EEAF6FB54C.png" xlink:type="simple" xlink:show="embed" xlink:actuate="onLoad">
            <text:p text:style-name="P2"><text:s/></text:p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6cm" svg:y="7.094cm" presentation:class="title" presentation:user-transformed="true">
          <draw:text-box>
            <text:p>http://fabicsp.github.io/elsocv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8cm" presentation:class="title" presentation:user-transformed="true">
          <draw:text-box>
            <text:p>Köszönöm a figyelmet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3:58:25.294037252</meta:creation-date>
    <dc:date>2016-05-06T17:27:47.961483597</dc:date>
    <meta:editing-duration>PT2H50M59S</meta:editing-duration>
    <meta:editing-cycles>9</meta:editing-cycles>
    <meta:generator>LibreOffice/5.1.2.2$Linux_X86_64 LibreOffice_project/10m0$Build-2</meta:generator>
    <meta:document-statistic meta:object-count="56"/>
  </office:meta>
</office:document-meta>
</file>